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4pt" officeooo:rsid="001ca065" officeooo:paragraph-rsid="001ca06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2pt" officeooo:rsid="001ca065" officeooo:paragraph-rsid="001ca065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– Exposição Vampire the Masquerade Bloodlines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20:21:46.379919981</meta:creation-date>
    <dc:date>2022-07-13T20:23:18.636349647</dc:date>
    <meta:editing-duration>PT1M36S</meta:editing-duration>
    <meta:editing-cycles>1</meta:editing-cycles>
    <meta:document-statistic meta:table-count="0" meta:image-count="0" meta:object-count="0" meta:page-count="1" meta:paragraph-count="1" meta:word-count="6" meta:character-count="53" meta:non-whitespace-character-count="47"/>
    <meta:generator>LibreOffice/6.4.7.2$Linux_X86_64 LibreOffice_project/40$Build-2</meta:generator>
  </office:meta>
</office:document-meta>
</file>